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54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TRAVAIL (54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TRUST (54:4-5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DAVID'S TRUST (54:4-5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Lord protects him (54:4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Lord punishes them (54:5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54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DAVID'S TRAVAIL (54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DAVID'S TRUST (54:4-5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AVID'S TRIUMPH (54:6-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4 </dc:title>
    <meta:initial-creator>David STRICKLAND</meta:initial-creator>
    <dc:creator>David STRICKLAND</dc:creator>
    <meta:creation-date>2020-02-23T23:19:19Z</meta:creation-date>
    <dc:date>2020-02-23T23:19:19Z</dc:date>
    <meta:template xlink:href="BibleStudy" xlink:type="simple"/>
    <meta:editing-cycles>1</meta:editing-cycles>
    <meta:editing-duration>PT0S</meta:editing-duration>
    <meta:document-statistic meta:paragraph-count="10" meta:word-count="50"/>
  </office:meta>
</office:document-meta>
</file>